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5BE18FB98D0ABDEB.jpg" manifest:media-type="image/jpeg"/>
  <manifest:file-entry manifest:full-path="Pictures/10000201000005DC00000614AAC1F9432EA0615A.png" manifest:media-type="image/png"/>
  <manifest:file-entry manifest:full-path="Pictures/100002010000004000000040824F5C7DE235907F.png" manifest:media-type="image/png"/>
  <manifest:file-entry manifest:full-path="Pictures/100002010000004000000040B8229B5DB2BD010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0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5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1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19.823cm" svg:y="8.715cm">
          <draw:image xlink:href="Pictures/100002010000004000000040B8229B5DB2BD0106.png" xlink:type="simple" xlink:show="embed" xlink:actuate="onLoad">
            <text:p/>
          </draw:image>
        </draw:frame>
        <draw:frame draw:style-name="gr2" draw:text-style-name="P1" draw:layer="layout" svg:width="1.692cm" svg:height="1.692cm" svg:x="8.012cm" svg:y="8.774cm">
          <draw:image xlink:href="Pictures/100002010000004000000040824F5C7DE235907F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9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0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1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2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3" draw:text-style-name="P5" draw:layer="Labels" svg:width="7.402cm" svg:height="0.806cm" svg:x="19.064cm" svg:y="18.899cm">
          <draw:text-box>
            <text:p><text:span text:style-name="T4">PS to Ground Post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6" draw:text-style-name="P7" draw:layer="Labels" svg:width="1.178cm" svg:height="0.804cm" svg:x="7.032cm" svg:y="9.311cm">
          <draw:text-box>
            <text:p><text:span text:style-name="T5">12</text:span></text:p>
          </draw:text-box>
        </draw:frame>
        <draw:frame draw:style-name="gr17" draw:text-style-name="P7" draw:layer="Labels" svg:width="0.953cm" svg:height="0.806cm" svg:x="6.485cm" svg:y="8.136cm">
          <draw:text-box>
            <text:p><text:span text:style-name="T5">4</text:span></text:p>
          </draw:text-box>
        </draw:frame>
        <draw:frame draw:style-name="gr18" draw:text-style-name="P7" draw:layer="Labels" svg:width="0.891cm" svg:height="0.645cm" svg:x="6.121cm" svg:y="10.329cm">
          <draw:text-box>
            <text:p><text:span text:style-name="T5">14</text:span></text:p>
          </draw:text-box>
        </draw:frame>
        <draw:frame draw:style-name="gr18" draw:text-style-name="P7" draw:layer="Labels" svg:width="0.891cm" svg:height="0.645cm" svg:x="6.707cm" svg:y="9.781cm">
          <draw:text-box>
            <text:p><text:span text:style-name="T5">13</text:span></text:p>
          </draw:text-box>
        </draw:frame>
        <draw:frame draw:style-name="gr19" draw:text-style-name="P8" draw:layer="Labels" svg:width="2.983cm" svg:height="0.827cm" svg:x="6.44cm" svg:y="10.655cm">
          <draw:text-box>
            <text:p><text:span text:style-name="T6">[EL-MS0211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2" draw:text-style-name="P9" draw:layer="layout" svg:width="0.705cm" svg:height="0.569cm" svg:x="26.314cm" svg:y="20.335cm">
          <draw:text-box>
            <text:p><text:span text:style-name="T7">A</text:span></text:p>
          </draw:text-box>
        </draw:frame>
        <draw:frame draw:style-name="gr23" draw:text-style-name="P10" draw:layer="measurelines" svg:width="2.28cm" svg:height="0.683cm" svg:x="17.786cm" svg:y="9.194cm">
          <draw:text-box>
            <text:p><text:span text:style-name="T8">Strip 5mm</text:span></text:p>
          </draw:text-box>
        </draw:frame>
        <draw:frame draw:style-name="gr24" draw:text-style-name="P10" draw:layer="measurelines" svg:width="2.496cm" svg:height="0.683cm" svg:x="9.767cm" svg:y="9.221cm">
          <draw:text-box>
            <text:p><text:span text:style-name="T8">Strip 7mm</text:span></text:p>
          </draw:text-box>
        </draw:frame>
        <draw:frame draw:style-name="gr25" draw:text-style-name="P11" draw:layer="measurelines" svg:width="4.041cm" svg:height="0.526cm" svg:x="18.886cm" svg:y="20.251cm">
          <draw:text-box>
            <text:p><text:span text:style-name="T9">ps_to_ground_post_extension</text:span></text:p>
          </draw:text-box>
        </draw:frame>
        <draw:frame draw:style-name="gr26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19" draw:text-style-name="P8" draw:layer="layout" svg:width="2.983cm" svg:height="0.827cm" svg:x="21.426cm" svg:y="10.02cm">
          <draw:text-box>
            <text:p><text:span text:style-name="T6">[EL-MS0246]</text:span></text:p>
          </draw:text-box>
        </draw:frame>
        <draw:frame draw:style-name="gr27" draw:text-style-name="P12" draw:layer="layout" svg:width="5.925cm" svg:height="0.683cm" svg:x="12.088cm" svg:y="11.285cm">
          <draw:text-box>
            <text:p><text:span text:style-name="T10">Total L= 50mm (Pre-Stripped)</text:span></text:p>
          </draw:text-box>
        </draw:frame>
        <draw:frame draw:style-name="gr28" draw:text-style-name="P13" draw:layer="layout" svg:width="6.111cm" svg:height="0.645cm" svg:x="11.96cm" svg:y="10.456cm">
          <draw:text-box>
            <text:p><text:span text:style-name="T11">[EL-WR0122] – 16awg Green Wire</text:span></text:p>
          </draw:text-box>
        </draw:frame>
        <draw:frame draw:style-name="gr29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30" draw:text-style-name="P1" draw:layer="layout" svg:x1="20.626cm" svg:y1="10.336cm" svg:x2="9.804cm" svg:y2="10.336cm">
          <text:p/>
        </draw:line>
        <draw:line draw:style-name="gr31" draw:text-style-name="P1" draw:layer="layout" svg:x1="20.653cm" svg:y1="10.363cm" svg:x2="9.831cm" svg:y2="10.363cm">
          <text:p/>
        </draw:line>
        <draw:frame draw:style-name="gr32" draw:text-style-name="P14" draw:layer="layout" svg:width="2.305cm" svg:height="0.771cm" svg:x="14.758cm" svg:y="16.78cm">
          <draw:text-box>
            <text:p><text:span text:style-name="T12">Gladiola</text:span></text:p>
          </draw:text-box>
        </draw:frame>
        <draw:frame draw:style-name="gr33" draw:text-style-name="P15" draw:layer="layout" svg:width="3.808cm" svg:height="0.962cm" svg:x="13.995cm" svg:y="19.815cm">
          <draw:text-box>
            <text:p>EL-HR0105</text:p>
          </draw:text-box>
        </draw:frame>
        <draw:frame draw:style-name="gr34" draw:text-style-name="P16" draw:layer="layout" svg:width="2.847cm" svg:height="0.645cm" svg:x="13.435cm" svg:y="18.111cm">
          <draw:text-box>
            <text:p><text:span text:style-name="T13">E N Kuzmenko</text:span>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35" draw:text-style-name="P17" draw:layer="layout" svg:width="3.404cm" svg:height="1.651cm" svg:x="20.719cm" svg:y="16.787cm">
          <draw:image xlink:href="Pictures/1000000000000485000002305BE18FB98D0ABDEB.jpg" xlink:type="simple" xlink:show="embed" xlink:actuate="onLoad">
            <text:p/>
          </draw:image>
        </draw:frame>
        <draw:frame draw:style-name="gr36" draw:text-style-name="P17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25T14:07:55.363810103</dc:date>
    <meta:editing-duration>P18DT8M17S</meta:editing-duration>
    <meta:editing-cycles>257</meta:editing-cycles>
    <meta:generator>LibreOffice/5.0.4.2$Linux_X86_64 LibreOffice_project/2b9802c1994aa0b7dc6079e128979269cf95bc78</meta:generator>
    <meta:print-date>2015-07-10T08:55:39.446222157</meta:print-date>
    <dc:creator>Aleph User</dc:creator>
    <meta:document-statistic meta:object-count="48"/>
  </office:meta>
</office:document-meta>
</file>